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68cm"/>
    </style:style>
    <style:style style:name="Tabulka2.D" style:family="table-column">
      <style:table-column-properties style:column-width="5.001cm"/>
    </style:style>
    <style:style style:name="Tabulka2.E" style:family="table-column">
      <style:table-column-properties style:column-width="5.644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7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0c0c7b"/>
    </style:style>
    <style:style style:name="P7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style:font-name-complex="Calibri2"/>
    </style:style>
    <style:style style:name="P8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style:font-name-complex="Calibri2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paragraph-rsid="000c165b" style:font-name-complex="Calibri2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rsid="000c287d" officeooo:paragraph-rsid="000c287d" style:font-name-complex="Calibri2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c0c7b" officeooo:paragraph-rsid="000c0c7b" style:font-name-complex="Calibri2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c0c7b" officeooo:paragraph-rsid="000c165b" style:font-name-complex="Calibri2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c165b" officeooo:paragraph-rsid="000c165b" style:font-name-complex="Calibri2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c165b" officeooo:paragraph-rsid="000c287d" style:font-name-complex="Calibri2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df6b0" officeooo:paragraph-rsid="000df6b0" style:font-name-complex="Calibri2"/>
    </style:style>
    <style:style style:name="P16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rsid="000c287d" officeooo:paragraph-rsid="000c287d"/>
    </style:style>
    <style:style style:name="P2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  <style:text-properties officeooo:paragraph-rsid="000c0c7b"/>
    </style:style>
    <style:style style:name="P23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Calibri" fo:font-weight="bold" style:font-weight-asian="bold" style:font-name-complex="Calibri2" style:font-weight-complex="bold"/>
    </style:style>
    <style:style style:name="T4" style:family="text">
      <style:text-properties fo:color="#000000" style:font-name="Calibri" fo:font-weight="bold" officeooo:rsid="000c0c7b" style:font-weight-asian="bold" style:font-name-complex="Calibri2" style:font-weight-complex="bold"/>
    </style:style>
    <style:style style:name="T5" style:family="text">
      <style:text-properties fo:color="#000000" style:font-name="Calibri" fo:font-weight="bold" style:font-weight-asian="bold" style:font-name-complex="Calibri2"/>
    </style:style>
    <style:style style:name="T6" style:family="text">
      <style:text-properties fo:color="#000000" style:font-name="Calibri" fo:font-weight="bold" officeooo:rsid="000c0c7b" style:font-weight-asian="bold" style:font-name-complex="Calibri2"/>
    </style:style>
    <style:style style:name="T7" style:family="text">
      <style:text-properties fo:color="#000000" style:font-name="Calibri" style:font-name-complex="Calibri2"/>
    </style:style>
    <style:style style:name="T8" style:family="text">
      <style:text-properties fo:color="#000000" style:font-name="Calibri" style:font-name-complex="Calibri2" style:text-scale="99%"/>
    </style:style>
    <style:style style:name="T9" style:family="text">
      <style:text-properties fo:color="#000000" style:font-name="Calibri" fo:language="cs" fo:country="CZ" fo:font-weight="bold" officeooo:rsid="000c0c7b" style:font-weight-asian="bold" style:font-name-complex="Calibri2"/>
    </style:style>
    <style:style style:name="T10" style:family="text">
      <style:text-properties fo:color="#000000" style:font-name="Calibri" fo:language="cs" fo:country="CZ" fo:font-weight="bold" officeooo:rsid="001a4acd" style:font-weight-asian="bold" style:font-name-complex="Calibri2" style:font-weight-complex="bold"/>
    </style:style>
    <style:style style:name="T11" style:family="text">
      <style:text-properties fo:color="#000000" style:font-name="Calibri" fo:language="cs" fo:country="CZ" officeooo:rsid="000c0c7b" style:font-name-complex="Calibri2"/>
    </style:style>
    <style:style style:name="T12" style:family="text">
      <style:text-properties fo:color="#000000" style:font-name="Calibri" fo:language="cs" fo:country="CZ" officeooo:rsid="000c165b" style:font-name-complex="Calibri2"/>
    </style:style>
    <style:style style:name="T13" style:family="text">
      <style:text-properties fo:color="#000000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14" style:family="text">
      <style:text-properties fo:color="#000000" style:font-name="Calibri1" fo:font-size="12pt" fo:font-weight="bold" officeooo:rsid="000c0c7b" style:font-size-asian="12pt" style:font-weight-asian="bold" style:font-name-complex="Calibri2" style:font-size-complex="12pt" style:font-weight-complex="bold"/>
    </style:style>
    <style:style style:name="T15" style:family="text">
      <style:text-properties fo:color="#000000" style:font-name="Calibri1" fo:font-size="12pt" fo:language="cs" fo:country="CZ" fo:font-weight="bold" officeooo:rsid="000c0c7b" style:font-size-asian="12pt" style:font-weight-asian="bold" style:font-name-complex="Calibri2" style:font-size-complex="12pt" style:font-weight-complex="bold"/>
    </style:style>
    <style:style style:name="T16" style:family="text">
      <style:text-properties fo:language="cs" fo:country="CZ"/>
    </style:style>
    <style:style style:name="T17" style:family="text">
      <style:text-properties fo:language="cs" fo:country="CZ" officeooo:rsid="000c0c7b"/>
    </style:style>
    <style:style style:name="T18" style:family="text">
      <style:text-properties fo:language="cs" fo:country="CZ" officeooo:rsid="000c165b"/>
    </style:style>
    <style:style style:name="T19" style:family="text">
      <style:text-properties fo:font-variant="normal" fo:text-transform="none" fo:color="#1d2125" style:font-name="Calibri1" fo:font-size="12pt" fo:letter-spacing="normal" fo:font-style="normal" fo:font-weight="bold" style:font-size-asian="12pt" style:font-weight-asian="bold" style:font-name-complex="Calibri2" style:font-size-complex="12pt" style:font-weight-complex="bold"/>
    </style:style>
    <style:style style:name="T20" style:family="text">
      <style:text-properties fo:font-variant="normal" fo:text-transform="none" fo:color="#1d2125" style:font-name="Calibri1" fo:font-size="12pt" fo:letter-spacing="normal" fo:language="cs" fo:country="CZ" fo:font-style="normal" fo:font-weight="bold" style:font-size-asian="12pt" style:font-weight-asian="bold" style:font-name-complex="Calibri2" style:font-size-complex="12pt" style:font-weight-complex="bold"/>
    </style:style>
    <style:style style:name="T21" style:family="text">
      <style:text-properties fo:font-variant="normal" fo:text-transform="none" fo:color="#1d2125" style:font-name="Calibri1" fo:font-size="12pt" fo:letter-spacing="normal" fo:language="cs" fo:country="CZ" fo:font-style="normal" fo:font-weight="bold" officeooo:rsid="000c0c7b" style:font-size-asian="12pt" style:font-weight-asian="bold" style:font-name-complex="Calibri2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2"/>
            <text:p text:style-name="P4"><text:span text:style-name="T2">SPSE Jecna Test Case </text:span></text:p>
            <text:p text:style-name="P20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21"><text:span text:style-name="T3">Test Case ID: </text:span><text:span text:style-name="T4">TC_5</text:span></text:p>
          </table:table-cell>
          <table:table-cell table:style-name="Tabulka1.B3" office:value-type="string">
            <text:p text:style-name="P1"><text:span text:style-name="T5">Test Designed by: </text:span><text:span text:style-name="T6">Tade</text:span><text:span text:style-name="T9">áš Kŕas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21"><text:span text:style-name="T3">Test Name: </text:span><text:span text:style-name="T19">Ošetř</text:span><text:span text:style-name="T21">ení</text:span><text:span text:style-name="T19"> </text:span><text:span text:style-name="T20">vstup</text:span><text:span text:style-name="T21">ů </text:span><text:span text:style-name="T20">a</text:span><text:span text:style-name="T19"> chybové hlášky </text:span><text:span text:style-name="T13"> 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22"><text:span text:style-name="T3">Brief description: </text:span><text:span text:style-name="T19">Ošetř</text:span><text:span text:style-name="T21">ení</text:span><text:span text:style-name="T19"> </text:span><text:span text:style-name="T20">vstup</text:span><text:span text:style-name="T21">ů </text:span><text:span text:style-name="T20">a</text:span><text:span text:style-name="T19"> chybové hlášky </text:span><text:span text:style-name="T13"> </text:span><text:span text:style-name="T14">a jak je </text:span><text:span text:style-name="T15">řešit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3"><text:s text:c="2"/>Pre-conditions: <text:s/></text:span><text:span text:style-name="T10">Otevřená webová aplikace na prohlížeči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6"><text:span text:style-name="T5"><text:s text:c="2"/>Dependencies and Requirements:</text:span><text:span text:style-name="T7"> <text:s/></text:span><text:span text:style-name="T10">Webový prohlížeč</text:span></text:p>
          </table:table-cell>
          <table:covered-table-cell/>
        </table:table-row>
      </table:table>
      <text:p text:style-name="P7"/>
      <text:p text:style-name="P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6"><text:bookmark-start text:name="_Hlk37781077"/><text:span text:style-name="T3">Step</text:span></text:p>
          </table:table-cell>
          <table:table-cell table:style-name="Tabulka2.A1" office:value-type="string">
            <text:p text:style-name="P23"><text:span text:style-name="T3">Test Steps</text:span></text:p>
          </table:table-cell>
          <table:table-cell table:style-name="Tabulka2.A1" office:value-type="string">
            <text:p text:style-name="P23"><text:span text:style-name="T5">Test Data</text:span></text:p>
          </table:table-cell>
          <table:table-cell table:style-name="Tabulka2.A1" office:value-type="string">
            <text:p text:style-name="P23"><text:span text:style-name="T3">Expected Result</text:span></text:p>
          </table:table-cell>
          <table:table-cell table:style-name="Tabulka2.E1" office:value-type="string">
            <text:p text:style-name="P23"><text:span text:style-name="T3">Notes</text:span></text:p>
          </table:table-cell>
        </table:table-row>
        <table:table-row table:style-name="Tabulka2.2">
          <table:table-cell table:style-name="Tabulka2.A2" office:value-type="string">
            <text:p text:style-name="P17"><text:span text:style-name="T8">1</text:span></text:p>
          </table:table-cell>
          <table:table-cell table:style-name="Tabulka2.B2" office:value-type="string">
            <text:p text:style-name="P5"><text:span text:style-name="T7"><text:s/></text:span><text:span text:style-name="T11">Prázdné pole Product Name</text:span></text:p>
          </table:table-cell>
          <table:table-cell table:style-name="Tabulka2.C2" office:value-type="string">
            <text:p text:style-name="P13">nic</text:p>
          </table:table-cell>
          <table:table-cell table:style-name="Tabulka2.D2" office:value-type="string">
            <text:p text:style-name="P11">Vyskočí pole s textem:Vzplňte prosim toto pole</text:p>
          </table:table-cell>
          <table:table-cell table:style-name="Tabulka2.E2" office:value-type="string">
            <text:p text:style-name="P5"><text:span text:style-name="T7"><text:s/></text:span><text:span text:style-name="T12">Vyplňte toto pole údaj</text:span></text:p>
          </table:table-cell>
        </table:table-row>
        <table:table-row table:style-name="Tabulka2.3">
          <table:table-cell table:style-name="Tabulka2.A3" office:value-type="string">
            <text:p text:style-name="P17"><text:span text:style-name="T8">2</text:span></text:p>
          </table:table-cell>
          <table:table-cell table:style-name="Tabulka2.B3" office:value-type="string">
            <text:p text:style-name="P6"><text:span text:style-name="T7"><text:s text:c="2"/></text:span><text:span text:style-name="T11">Prázdné pole Product price</text:span></text:p>
          </table:table-cell>
          <table:table-cell table:style-name="Tabulka2.C3" office:value-type="string">
            <text:p text:style-name="P13">nic</text:p>
          </table:table-cell>
          <table:table-cell table:style-name="Tabulka2.D3" office:value-type="string">
            <text:p text:style-name="P11">Vyskočí pole s textem:Vzplňte prosim toto pole</text:p>
          </table:table-cell>
          <table:table-cell table:style-name="Tabulka2.E3" office:value-type="string">
            <text:p text:style-name="P9"><text:span text:style-name="T18">Vyplňte toto pole údaj</text:span></text:p>
          </table:table-cell>
        </table:table-row>
        <table:table-row table:style-name="Tabulka2.4">
          <table:table-cell table:style-name="Tabulka2.A4" office:value-type="string">
            <text:p text:style-name="P4"><text:span text:style-name="T7">3</text:span></text:p>
          </table:table-cell>
          <table:table-cell table:style-name="Tabulka2.B4" office:value-type="string">
            <text:p text:style-name="P6"><text:span text:style-name="T7"><text:s/></text:span><text:span text:style-name="T11">Zadaná hodnota ceny méně než 1do pole Product price</text:span></text:p>
          </table:table-cell>
          <table:table-cell table:style-name="Tabulka2.C4" office:value-type="string">
            <text:p text:style-name="P13">-100</text:p>
          </table:table-cell>
          <table:table-cell table:style-name="Tabulka2.D4" office:value-type="string">
            <text:p text:style-name="P11">Vyskočí pole s textem: Hodnota musí být větší nebo rovna 1.</text:p>
          </table:table-cell>
          <table:table-cell table:style-name="Tabulka2.E4" office:value-type="string">
            <text:p text:style-name="P13">Zadejte vetší číslo nebo rovno 1</text:p>
          </table:table-cell>
        </table:table-row>
        <table:table-row table:style-name="Tabulka2.5">
          <table:table-cell table:style-name="Tabulka2.A5" office:value-type="string">
            <text:p text:style-name="P4"><text:span text:style-name="T7">4</text:span></text:p>
          </table:table-cell>
          <table:table-cell table:style-name="Tabulka2.B5" office:value-type="string">
            <text:p text:style-name="P6"><text:span text:style-name="T7"><text:s/></text:span><text:span text:style-name="T11">Při zadani + do pole Product price</text:span></text:p>
          </table:table-cell>
          <table:table-cell table:style-name="Tabulka2.C5" office:value-type="string">
            <text:p text:style-name="P13">+</text:p>
          </table:table-cell>
          <table:table-cell table:style-name="Tabulka2.D5" office:value-type="string">
            <text:p text:style-name="P11">Vyskočí pole s textem: Zadejte prosim číslo</text:p>
          </table:table-cell>
          <table:table-cell table:style-name="Tabulka2.E5" office:value-type="string">
            <text:p text:style-name="P13">Zadejte číslo</text:p>
          </table:table-cell>
        </table:table-row>
        <table:table-row table:style-name="Tabulka2.4">
          <table:table-cell table:style-name="Tabulka2.A6" office:value-type="string">
            <text:p text:style-name="P4"><text:span text:style-name="T7">5</text:span></text:p>
          </table:table-cell>
          <table:table-cell table:style-name="Tabulka2.B6" office:value-type="string">
            <text:p text:style-name="P9"><text:span text:style-name="T17">Prázdné pole </text:span><text:span text:style-name="T18">Category</text:span><text:span text:style-name="T17"> Name</text:span></text:p>
          </table:table-cell>
          <table:table-cell table:style-name="Tabulka2.C6" office:value-type="string">
            <text:p text:style-name="P13">nic</text:p>
          </table:table-cell>
          <table:table-cell table:style-name="Tabulka2.D6" office:value-type="string">
            <text:p text:style-name="P12">Vyskočí pole s textem:Vzplňte prosim toto pole</text:p>
          </table:table-cell>
          <table:table-cell table:style-name="Tabulka2.E6" office:value-type="string">
            <text:p text:style-name="P9"><text:span text:style-name="T18">Vyplňte toto pole údaj</text:span></text:p>
          </table:table-cell>
        </table:table-row>
        <table:table-row table:style-name="Tabulka2.4">
          <table:table-cell table:style-name="Tabulka2.A7" office:value-type="string">
            <text:p text:style-name="P19">6</text:p>
          </table:table-cell>
          <table:table-cell table:style-name="Tabulka2.B7" office:value-type="string">
            <text:p text:style-name="P10">Importovan<text:span text:style-name="T16">í souboru </text:span></text:p>
          </table:table-cell>
          <table:table-cell table:style-name="Tabulka2.C7" office:value-type="string">
            <text:p text:style-name="P14">TransakceImport.json</text:p>
          </table:table-cell>
          <table:table-cell table:style-name="Tabulka2.D7" office:value-type="string">
            <text:p text:style-name="P12">Transactions have been successfully imported!</text:p>
          </table:table-cell>
          <table:table-cell table:style-name="Tabulka2.E7" office:value-type="string">
            <text:p text:style-name="P15">Můžou se upravovat data ale zanechat struktura</text:p>
          </table:table-cell>
        </table:table-row>
      </table:table>
      <text:p text:style-name="P3"><text:bookmark-end text:name="_Hlk37781077"/><text:soft-page-break/></text:p>
      <text:p text:style-name="P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2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7T23:14:09.071000000</dc:date>
    <meta:editing-cycles>3</meta:editing-cycles>
    <meta:editing-duration>PT5M30S</meta:editing-duration>
    <meta:document-statistic meta:table-count="2" meta:image-count="0" meta:object-count="0" meta:page-count="2" meta:paragraph-count="43" meta:word-count="163" meta:character-count="1002" meta:non-whitespace-character-count="863"/>
    <meta:generator>LibreOffice/6.1.4.2$Windows_X86_64 LibreOffice_project/9d0f32d1f0b509096fd65e0d4bec26ddd1938fd3</meta:generator>
    <meta:user-defined meta:name="Operator">Alena Reichlová</meta:user-defined>
  </office:meta>
</office:document-meta>
</file>